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lways"/>
    </style:style>
    <style:style style:name="Table5.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3"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3cm" fo:margin-left="0.058cm" table:align="left" style:writing-mode="lr-tb"/>
    </style:style>
    <style:style style:name="Table1.A" style:family="table-column">
      <style:table-column-properties style:column-width="0.855cm"/>
    </style:style>
    <style:style style:name="Table1.B" style:family="table-column">
      <style:table-column-properties style:column-width="8.67cm"/>
    </style:style>
    <style:style style:name="Table1.C" style:family="table-column">
      <style:table-column-properties style:column-width="2.829cm"/>
    </style:style>
    <style:style style:name="Table1.D" style:family="table-column">
      <style:table-column-properties style:column-width="2.07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style:contextual-spacing="false" fo:text-indent="0cm" style:auto-text-indent="false" style:snap-to-layout-grid="false"/>
    </style:style>
    <style:style style:name="P6" style:family="paragraph" style:parent-style-name="Text_20_body">
      <style:text-properties fo:language="fi" fo:country="FI"/>
    </style:style>
    <style:style style:name="P7"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0" style:family="paragraph" style:parent-style-name="Text_20_body">
      <style:paragraph-properties fo:margin-left="0cm" fo:margin-right="0cm" fo:text-indent="0cm" style:auto-text-indent="false" style:snap-to-layout-grid="false"/>
      <style:text-properties fo:language="fi" fo:country="FI"/>
    </style:style>
    <style:style style:name="P11"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2" style:family="paragraph" style:parent-style-name="Standard">
      <style:text-properties officeooo:paragraph-rsid="001141a7"/>
    </style:style>
    <style:style style:name="P13" style:family="paragraph" style:parent-style-name="Standard">
      <style:paragraph-properties fo:margin-left="0cm" fo:margin-right="0cm" fo:text-indent="0cm" style:auto-text-indent="false"/>
      <style:text-properties officeooo:paragraph-rsid="001141a7"/>
    </style:style>
    <style:style style:name="P14" style:family="paragraph" style:parent-style-name="Heading_20_1">
      <style:text-properties officeooo:paragraph-rsid="001141a7"/>
    </style:style>
    <style:style style:name="P15" style:family="paragraph" style:parent-style-name="Heading_20_1">
      <style:paragraph-properties fo:break-before="page"/>
    </style:style>
    <style:style style:name="P16" style:family="paragraph" style:parent-style-name="Heading_20_2">
      <style:text-properties officeooo:paragraph-rsid="001141a7"/>
    </style:style>
    <style:style style:name="P17" style:family="paragraph" style:parent-style-name="Table_20_Contents">
      <style:text-properties fo:font-weight="bold" officeooo:paragraph-rsid="001141a7" style:font-weight-asian="bold" style:font-weight-complex="bold"/>
    </style:style>
    <style:style style:name="P18" style:family="paragraph" style:parent-style-name="Table_20_Contents">
      <style:text-properties officeooo:rsid="004210e8" officeooo:paragraph-rsid="001141a7"/>
    </style:style>
    <style:style style:name="P19" style:family="paragraph" style:parent-style-name="Table_20_Contents">
      <style:text-properties officeooo:rsid="0041ed70" officeooo:paragraph-rsid="001141a7"/>
    </style:style>
    <style:style style:name="P20" style:family="paragraph" style:parent-style-name="Table_20_Contents">
      <style:text-properties officeooo:rsid="003e407b" officeooo:paragraph-rsid="001141a7"/>
    </style:style>
    <style:style style:name="P21" style:family="paragraph" style:parent-style-name="Table_20_Contents">
      <style:text-properties officeooo:rsid="003667c8" officeooo:paragraph-rsid="001141a7"/>
    </style:style>
    <style:style style:name="P22" style:family="paragraph" style:parent-style-name="Table_20_Contents">
      <style:text-properties officeooo:rsid="003b4f4b" officeooo:paragraph-rsid="001141a7"/>
    </style:style>
    <style:style style:name="P23" style:family="paragraph" style:parent-style-name="Table_20_Contents">
      <style:text-properties officeooo:paragraph-rsid="001141a7"/>
    </style:style>
    <style:style style:name="P24"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5"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6" style:family="paragraph" style:parent-style-name="Otsikko_20__28_numeroimaton_29_" style:master-page-name="First_20_Page">
      <style:paragraph-properties style:page-number="auto"/>
      <style:text-properties fo:language="fi" fo:country="FI"/>
    </style:style>
    <style:style style:name="P27" style:family="paragraph" style:parent-style-name="Kansiots1">
      <style:text-properties officeooo:paragraph-rsid="000fe31d"/>
    </style:style>
    <style:style style:name="P28" style:family="paragraph" style:parent-style-name="Sisennetty_20_teksti">
      <style:text-properties officeooo:paragraph-rsid="001141a7"/>
    </style:style>
    <style:style style:name="T1" style:family="text">
      <style:text-properties fo:language="fi" fo:country="FI"/>
    </style:style>
    <style:style style:name="T2" style:family="text">
      <style:text-properties officeooo:rsid="000fe31d"/>
    </style:style>
    <style:style style:name="T3" style:family="text">
      <style:text-properties officeooo:rsid="001141a7"/>
    </style:style>
    <style:style style:name="T4" style:family="text">
      <style:text-properties officeooo:rsid="003667c8"/>
    </style:style>
    <style:style style:name="T5" style:family="text">
      <style:text-properties officeooo:rsid="0037ce92"/>
    </style:style>
    <style:style style:name="T6" style:family="text">
      <style:text-properties officeooo:rsid="0039c2e2"/>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0713661" text:style-name="WW8StyleNum">
        <text:list-header>
          <text:p text:style-name="P26"/>
        </text:list-header>
      </text:list>
      <text:p text:style-name="P2"/>
      <text:p text:style-name="P2"/>
      <text:p text:style-name="P2"/>
      <text:p text:style-name="P2"/>
      <text:p text:style-name="P2"/>
      <text:p text:style-name="P2"/>
      <text:list xml:id="list31183047" text:continue-numbering="true" text:style-name="WW8StyleNum">
        <text:list-header>
          <text:p text:style-name="Kansiots1"/>
          <text:p text:style-name="P27"><text:span text:style-name="T2">Technical Specification</text:span></text:p>
          <text:p text:style-name="Kansiotsikko">Dependency Analysis Tool</text:p>
          <text:p text:style-name="Kansiotsikko">for Kactus2</text:p>
          <text:p text:style-name="Kansiots2">Version 0.1</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Joni-Matti Määttä</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2-17</text:modification-date></text:span></text:p>
          </table:table-cell>
        </table:table-row>
      </table:table>
      <text:list xml:id="list31171959"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7">Version</text:p>
            </table:table-cell>
            <table:table-cell table:style-name="Table5.A1" office:value-type="string">
              <text:p text:style-name="P4">Date</text:p>
            </table:table-cell>
            <table:table-cell table:style-name="Table5.A1" office:value-type="string">
              <text:p text:style-name="P4">Author(s)</text:p>
            </table:table-cell>
            <table:table-cell table:style-name="Table5.A1" office:value-type="string">
              <text:p text:style-name="P4">Summary of Changes</text:p>
            </table:table-cell>
          </table:table-row>
        </table:table-header-rows>
        <table:table-row table:style-name="Table5.1">
          <table:table-cell table:style-name="Table5.A2" office:value-type="string">
            <text:p text:style-name="P8">0.1</text:p>
          </table:table-cell>
          <table:table-cell table:style-name="Table5.A2" office:value-type="string">
            <text:p text:style-name="P10">2012-<text:span text:style-name="T3">12-17</text:span></text:p>
          </table:table-cell>
          <table:table-cell table:style-name="Table5.A2" office:value-type="string">
            <text:p text:style-name="P10">J.-M. Määttä</text:p>
          </table:table-cell>
          <table:table-cell table:style-name="Table5.A2" office:value-type="string">
            <text:p text:style-name="P11">Modified the document base and headers.</text:p>
          </table:table-cell>
        </table:table-row>
        <table:table-row table:style-name="Table5.1">
          <table:table-cell table:style-name="Table5.A2" office:value-type="string">
            <text:p text:style-name="P8"/>
          </table:table-cell>
          <table:table-cell table:style-name="Table5.B3">
            <text:p text:style-name="P10"/>
          </table:table-cell>
          <table:table-cell table:style-name="Table5.A2" office:value-type="string">
            <text:p text:style-name="P11"/>
          </table:table-cell>
          <table:table-cell table:style-name="Table5.A2" office:value-type="string">
            <text:p text:style-name="P10"/>
          </table:table-cell>
        </table:table-row>
        <table:table-row table:style-name="Table5.1">
          <table:table-cell table:style-name="Table5.A2" office:value-type="string">
            <text:p text:style-name="P8"/>
          </table:table-cell>
          <table:table-cell table:style-name="Table5.B3">
            <text:p text:style-name="P10"/>
          </table:table-cell>
          <table:table-cell table:style-name="Table5.A2" office:value-type="string">
            <text:p text:style-name="P10"/>
          </table:table-cell>
          <table:table-cell table:style-name="Table5.A2" office:value-type="string">
            <text:p text:style-name="P10"/>
          </table:table-cell>
        </table:table-row>
        <table:table-row table:style-name="Table5.1">
          <table:table-cell table:style-name="Table5.A2" office:value-type="string">
            <text:p text:style-name="P8"/>
          </table:table-cell>
          <table:table-cell table:style-name="Table5.B3">
            <text:p text:style-name="P10"/>
          </table:table-cell>
          <table:table-cell table:style-name="Table5.A2" office:value-type="string">
            <text:p text:style-name="P10"/>
          </table:table-cell>
          <table:table-cell table:style-name="Table5.A2" office:value-type="string">
            <text:p text:style-name="P10"/>
          </table:table-cell>
        </table:table-row>
        <table:table-row table:style-name="Table5.1">
          <table:table-cell table:style-name="Table5.A2" office:value-type="string">
            <text:p text:style-name="P8"/>
          </table:table-cell>
          <table:table-cell table:style-name="Table5.B3">
            <text:p text:style-name="P10"/>
          </table:table-cell>
          <table:table-cell table:style-name="Table5.A2" office:value-type="string">
            <text:p text:style-name="P10"/>
          </table:table-cell>
          <table:table-cell table:style-name="Table5.A2" office:value-type="string">
            <text:p text:style-name="P10"/>
          </table:table-cell>
        </table:table-row>
        <table:table-row table:style-name="Table5.1">
          <table:table-cell table:style-name="Table5.A2" office:value-type="string">
            <text:p text:style-name="P8"/>
          </table:table-cell>
          <table:table-cell table:style-name="Table5.B3">
            <text:p text:style-name="P10"/>
          </table:table-cell>
          <table:table-cell table:style-name="Table5.A2" office:value-type="string">
            <text:p text:style-name="P11"/>
          </table:table-cell>
          <table:table-cell table:style-name="Table5.A2" office:value-type="string">
            <text:p text:style-name="P10"/>
          </table:table-cell>
        </table:table-row>
        <table:table-row table:style-name="Table5.1">
          <table:table-cell table:style-name="Table5.A2" office:value-type="string">
            <text:p text:style-name="P8"/>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row>
        <table:table-row table:style-name="Table5.1">
          <table:table-cell table:style-name="Table5.A2" office:value-type="string">
            <text:p text:style-name="P8"/>
          </table:table-cell>
          <table:table-cell table:style-name="Table5.B3">
            <text:p text:style-name="P10"/>
          </table:table-cell>
          <table:table-cell table:style-name="Table5.A2" office:value-type="string">
            <text:p text:style-name="P11"/>
          </table:table-cell>
          <table:table-cell table:style-name="Table5.A2" office:value-type="string">
            <text:p text:style-name="P10"/>
          </table:table-cell>
        </table:table-row>
        <table:table-row table:style-name="Table5.1">
          <table:table-cell table:style-name="Table5.A2" office:value-type="string">
            <text:p text:style-name="P8"/>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row>
        <table:table-row table:style-name="Table5.1">
          <table:table-cell table:style-name="Table5.A2" office:value-type="string">
            <text:p text:style-name="P8"/>
          </table:table-cell>
          <table:table-cell table:style-name="Table5.B3">
            <text:p text:style-name="P10"/>
          </table:table-cell>
          <table:table-cell table:style-name="Table5.A2" office:value-type="string">
            <text:p text:style-name="P11"/>
          </table:table-cell>
          <table:table-cell table:style-name="Table5.A2" office:value-type="string">
            <text:p text:style-name="P10"/>
          </table:table-cell>
        </table:table-row>
        <table:table-row table:style-name="Table5.1">
          <table:table-cell table:style-name="Table5.A2" office:value-type="string">
            <text:p text:style-name="P8"/>
          </table:table-cell>
          <table:table-cell table:style-name="Table5.B3">
            <text:p text:style-name="P10"/>
          </table:table-cell>
          <table:table-cell table:style-name="Table5.A2" office:value-type="string">
            <text:p text:style-name="P10"/>
          </table:table-cell>
          <table:table-cell table:style-name="Table5.A2" office:value-type="string">
            <text:p text:style-name="P10"/>
          </table:table-cell>
        </table:table-row>
        <table:table-row table:style-name="Table5.1">
          <table:table-cell table:style-name="Table5.A2" office:value-type="string">
            <text:p text:style-name="P8"/>
          </table:table-cell>
          <table:table-cell table:style-name="Table5.B3">
            <text:p text:style-name="P10"/>
          </table:table-cell>
          <table:table-cell table:style-name="Table5.A2" office:value-type="string">
            <text:p text:style-name="P10"/>
          </table:table-cell>
          <table:table-cell table:style-name="Table5.A2" office:value-type="string">
            <text:p text:style-name="P10"/>
          </table:table-cell>
        </table:table-row>
        <table:table-row table:style-name="Table5.1">
          <table:table-cell table:style-name="Table5.A2" office:value-type="string">
            <text:p text:style-name="P8"/>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row>
        <table:table-row table:style-name="Table5.1">
          <table:table-cell table:style-name="Table5.A2" office:value-type="string">
            <text:p text:style-name="P8"/>
          </table:table-cell>
          <table:table-cell table:style-name="Table5.B3">
            <text:p text:style-name="P10"/>
          </table:table-cell>
          <table:table-cell table:style-name="Table5.A2" office:value-type="string">
            <text:p text:style-name="P10"/>
          </table:table-cell>
          <table:table-cell table:style-name="Table5.A2" office:value-type="string">
            <text:p text:style-name="P10"/>
          </table:table-cell>
        </table:table-row>
      </table:table>
      <text:list xml:id="list31175091"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4">1. <text:s text:c="2"/>Introduction<text:tab/>4</text:p>
          <text:p text:style-name="P25">1.1 <text:s text:c="2"/>Overview<text:tab/>4</text:p>
          <text:p text:style-name="P25">1.2 <text:s text:c="2"/>Purpose and Scope<text:tab/>4</text:p>
          <text:p text:style-name="P25">1.3 <text:s text:c="2"/>Product and Environment<text:tab/>4</text:p>
          <text:p text:style-name="P25">1.4 <text:s text:c="2"/>Definitions, Acronyms and Abbreviations<text:tab/>4</text:p>
          <text:p text:style-name="P25">1.5 <text:s text:c="2"/>References<text:tab/>4</text:p>
          <text:p text:style-name="P25">1.6 <text:s text:c="2"/>Document Overview<text:tab/>4</text:p>
          <text:p text:style-name="P24">2. <text:s text:c="2"/>System Overview<text:tab/>5</text:p>
          <text:p text:style-name="P25">2.1 <text:s text:c="2"/>Application Environment<text:tab/>5</text:p>
          <text:p text:style-name="P25">2.2 <text:s text:c="2"/>Interfaces<text:tab/>5</text:p>
          <text:p text:style-name="P25">2.3 <text:s text:c="2"/>Hardware Environment<text:tab/>5</text:p>
          <text:p text:style-name="P25">2.4 <text:s text:c="2"/>Software Environments<text:tab/>5</text:p>
          <text:p text:style-name="P25">2.5 <text:s text:c="2"/>Main Restrictions for Implementation<text:tab/>5</text:p>
          <text:p text:style-name="P25">2.6 <text:s text:c="2"/>Agreements and Standards<text:tab/>5</text:p>
          <text:p text:style-name="P24">3. <text:s text:c="2"/>Architecture Design<text:tab/>6</text:p>
          <text:p text:style-name="P25">3.1 <text:s text:c="2"/>General Guidelines<text:tab/>6</text:p>
          <text:p text:style-name="P25">3.2 <text:s text:c="2"/>Software Architectures, Modules and Processes<text:tab/>6</text:p>
          <text:p text:style-name="P25">3.3 <text:s text:c="2"/>Database Architecture<text:tab/>6</text:p>
          <text:p text:style-name="P25">3.4 <text:s text:c="2"/>Error and Exception Handling<text:tab/>6</text:p>
          <text:p text:style-name="P24">4. <text:s text:c="2"/>Detailed Design<text:tab/>7</text:p>
          <text:p text:style-name="P25">4.1 <text:s text:c="2"/>Overview<text:tab/>7</text:p>
          <text:p text:style-name="P25">4.2 <text:s text:c="2"/>Module X...<text:tab/>7</text:p>
          <text:p text:style-name="P24">5. <text:s text:c="2"/>Third Party Components and Other Specific <text:s/>Technical Solutions<text:tab/>8</text:p>
          <text:p text:style-name="P24">6. <text:s text:c="2"/>Error Handling<text:tab/>9</text:p>
          <text:p text:style-name="P24">7. <text:s text:c="2"/>Rejected Ideas<text:tab/>10</text:p>
          <text:p text:style-name="P24">8. <text:s text:c="2"/>Ideas for Further Development<text:tab/>11</text:p>
        </text:index-body>
      </text:table-of-content>
      <text:p text:style-name="P3"/>
      <text:p text:style-name="P2"/>
      <text:p text:style-name="Text_20_body"><text:tab/></text:p>
      <text:h text:style-name="P15"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ext:span text:style-name="T3">Purpose and Scope</text:span></text:h>
      <text:h text:style-name="Heading_20_2" text:outline-level="2"><text:s/><text:tab/><text:span text:style-name="T3">Product and Environment</text:span></text:h>
      <text:h text:style-name="P16" text:outline-level="2"><text:span text:style-name="T3"><text:s/><text:tab/>Definitions, Acronyms and Abbreviations</text:span></text:h>
      <text:h text:style-name="P16" text:outline-level="2"><text:span text:style-name="T3"><text:s/><text:tab/>References</text:span></text:h>
      <text:h text:style-name="P16" text:outline-level="2"><text:span text:style-name="T3"><text:s/><text:tab/>Document Overview</text:span></text:h>
      <text:h text:style-name="Heading_20_1" text:outline-level="1"><text:s/><text:tab/><text:span text:style-name="T3">System Overview</text:span></text:h>
      <text:p text:style-name="Sisennetty_20_teksti"/>
      <text:h text:style-name="Heading_20_2" text:outline-level="2"><text:s/><text:tab/><text:span text:style-name="T3">Application Environment</text:span></text:h>
      <text:h text:style-name="Heading_20_2" text:outline-level="2"><text:s/><text:tab/><text:span text:style-name="T3">Interfaces</text:span></text:h>
      <text:h text:style-name="Heading_20_2" text:outline-level="2"><text:s/><text:tab/><text:span text:style-name="T3">Hardware Environment</text:span></text:h>
      <text:h text:style-name="P16" text:outline-level="2"><text:span text:style-name="T3"><text:s/><text:tab/>Software Environments</text:span></text:h>
      <text:h text:style-name="P16" text:outline-level="2"><text:span text:style-name="T3"><text:s/><text:tab/>Main Restrictions for Implementation</text:span></text:h>
      <text:h text:style-name="P16" text:outline-level="2"><text:span text:style-name="T3"><text:s/><text:tab/>Agreements and Standards</text:span></text:h>
      <text:p text:style-name="Text_20_body"/>
      <text:p text:style-name="Sisennetty_20_teksti"/>
      <text:h text:style-name="Heading_20_1" text:outline-level="1"><text:s/><text:tab/><text:span text:style-name="T3">Architecture Design</text:span></text:h>
      <text:p text:style-name="Sisennetty_20_teksti"/>
      <text:h text:style-name="Heading_20_2" text:outline-level="2"><text:s/><text:tab/><text:span text:style-name="T3">General Guidelines</text:span></text:h>
      <text:h text:style-name="P16" text:outline-level="2"><text:span text:style-name="T3"><text:s/><text:tab/>Software Architectures, Modules and Processes</text:span></text:h>
      <text:h text:style-name="P16" text:outline-level="2"><text:span text:style-name="T3"><text:s/><text:tab/>Database Architecture</text:span></text:h>
      <text:h text:style-name="P16" text:outline-level="2"><text:span text:style-name="T3"><text:s/><text:tab/>Error and Exception Handling</text:span></text:h>
      <text:p text:style-name="Text_20_body"/>
      <text:h text:style-name="Heading_20_1" text:outline-level="1"><text:s/><text:tab/><text:span text:style-name="T3">Detailed Design</text:span></text:h>
      <text:h text:style-name="Heading_20_2" text:outline-level="2"><text:s/><text:tab/><text:span text:style-name="T3">Overview</text:span></text:h>
      <text:h text:style-name="Heading_20_2" text:outline-level="2"><text:s/><text:tab/><text:span text:style-name="T3">Module X...</text:span></text:h>
      <text:h text:style-name="Heading_20_1" text:outline-level="1"><text:s/><text:tab/><text:span text:style-name="T3">Third Party Components and Other Specific <text:tab/>Technical Solutions</text:span></text:h>
      <text:p text:style-name="Sisennetty_20_teksti"/>
      <text:h text:style-name="Heading_20_1" text:outline-level="1"><text:s/><text:tab/><text:span text:style-name="T3">Error Handling</text:span></text:h>
      <text:p text:style-name="Sisennetty_20_teksti"/>
      <text:h text:style-name="P15" text:outline-level="1"><text:s/><text:tab/>Rejected Ideas</text:h>
      <text:p text:style-name="P28"/>
      <text:p text:style-name="P12"><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ID</text:p>
          </table:table-cell>
          <table:table-cell table:style-name="Table1.A1" office:value-type="string">
            <text:p text:style-name="P17">Idea</text:p>
          </table:table-cell>
          <table:table-cell table:style-name="Table1.A1" office:value-type="string">
            <text:p text:style-name="P17">Date</text:p>
          </table:table-cell>
          <table:table-cell table:style-name="Table1.D1" office:value-type="string">
            <text:p text:style-name="P17">Who</text:p>
          </table:table-cell>
        </table:table-row>
        <table:table-row>
          <table:table-cell table:style-name="Table1.A2" office:value-type="string">
            <text:p text:style-name="P18">1</text:p>
          </table:table-cell>
          <table:table-cell table:style-name="Table1.A2" office:value-type="string">
            <text:p text:style-name="P19">Removing/blocking automatic dependencies.</text:p>
          </table:table-cell>
          <table:table-cell table:style-name="Table1.A2" office:value-type="string">
            <text:p text:style-name="P19">2012-11-01</text:p>
          </table:table-cell>
          <table:table-cell table:style-name="Table1.D2" office:value-type="string">
            <text:p text:style-name="P19">Mikko</text:p>
          </table:table-cell>
        </table:table-row>
        <table:table-row>
          <table:table-cell table:style-name="Table1.A2" office:value-type="string">
            <text:p text:style-name="P18">2</text:p>
          </table:table-cell>
          <table:table-cell table:style-name="Table1.A2" office:value-type="string">
            <text:p text:style-name="P20">The dependency difference view could be presented in a separate window instead of the in the place of normal dependency graph.</text:p>
          </table:table-cell>
          <table:table-cell table:style-name="Table1.A2" office:value-type="string">
            <text:p text:style-name="P20">2012-12-12</text:p>
          </table:table-cell>
          <table:table-cell table:style-name="Table1.D2" office:value-type="string">
            <text:p text:style-name="P20">Mikko</text:p>
          </table:table-cell>
        </table:table-row>
      </table:table>
      <text:h text:style-name="P14" text:outline-level="1"><text:s/><text:tab/>Ideas for Further Development</text:h>
      <text:p text:style-name="P28"/>
      <text:p text:style-name="P12"><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ID</text:p>
          </table:table-cell>
          <table:table-cell table:style-name="Table2.A1" office:value-type="string">
            <text:p text:style-name="P17">Idea</text:p>
          </table:table-cell>
          <table:table-cell table:style-name="Table2.A1" office:value-type="string">
            <text:p text:style-name="P17">Date</text:p>
          </table:table-cell>
          <table:table-cell table:style-name="Table2.D1" office:value-type="string">
            <text:p text:style-name="P17">Who</text:p>
          </table:table-cell>
        </table:table-row>
        <table:table-row>
          <table:table-cell table:style-name="Table2.A2" office:value-type="string">
            <text:p text:style-name="P21">1</text:p>
          </table:table-cell>
          <table:table-cell table:style-name="Table2.A2" office:value-type="string">
            <text:p text:style-name="P23"><text:span text:style-name="T4">Automatic dependency type scanning </text:span><text:span text:style-name="T5">for automatic dependencies (i.e. </text:span><text:span text:style-name="T6">class instancing, function use)</text:span></text:p>
          </table:table-cell>
          <table:table-cell table:style-name="Table2.A2" office:value-type="string">
            <text:p text:style-name="P22">2012-11-22</text:p>
          </table:table-cell>
          <table:table-cell table:style-name="Table2.D2" office:value-type="string">
            <text:p text:style-name="P22">Client</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1141a7"/>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text:span text:style-name="MT1">Technical Specification</text:span><text:tab/>Version 0.<text:span text:style-name="MT1">1</text:span></text:p>
      </style:header>
      <style:footer>
        <text:p text:style-name="Footer">Modified: <text:modification-date style:data-style-name="N84">2012-12-17</text:modification-date><text:tab/><text:tab/><text:page-number text:select-page="current">11</text:page-number>/<text:page-count style:num-format="1">11</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initial-creator>Markus Makkonen</meta:initial-creator>
    <meta:creation-date>2007-06-27T15:15:40</meta:creation-date>
    <dc:date>2012-12-17T11:04:54.46</dc:date>
    <dc:language>fi-FI</dc:language>
    <meta:editing-cycles>378</meta:editing-cycles>
    <meta:editing-duration>PT14H14M23S</meta:editing-duration>
    <meta:document-statistic meta:table-count="4" meta:image-count="0" meta:object-count="0" meta:page-count="11" meta:paragraph-count="101" meta:word-count="426" meta:character-count="2895" meta:non-whitespace-character-count="2703"/>
    <meta:user-defined meta:name="Info 1"/>
    <meta:user-defined meta:name="Info 2"/>
    <meta:user-defined meta:name="Info 3"/>
    <meta:user-defined meta:name="Info 4"/>
  </office:meta>
</office:document-meta>
</file>